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1925D25D46646505C0A.png" manifest:media-type="image/png"/>
  <manifest:file-entry manifest:full-path="Pictures/10000000000004A70000009B39208004C48E790C.png" manifest:media-type="image/png"/>
  <manifest:file-entry manifest:full-path="Pictures/10000000000004A7000000D071ED5A380D4F64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3</text:span></text:p>
      <text:p text:style-name="P2"/>
      <text:p text:style-name="P1"><draw:frame draw:style-name="fr1" draw:name="Figura1" text:anchor-type="paragraph" svg:width="13.319cm" svg:height="7.839cm" draw:z-index="0"><draw:image xlink:href="Pictures/10000000000002AB000001925D25D46646505C0A.png" xlink:type="simple" xlink:show="embed" xlink:actuate="onLoad"/></draw:frame></text:p>
      <text:p text:style-name="P1"><draw:frame draw:style-name="fr2" draw:name="Figura2" text:anchor-type="paragraph" svg:width="17cm" svg:height="2.212cm" draw:z-index="1"><draw:image xlink:href="Pictures/10000000000004A70000009B39208004C48E790C.png" xlink:type="simple" xlink:show="embed" xlink:actuate="onLoad"/></draw:frame></text:p>
      <text:p text:style-name="P1"><draw:frame draw:style-name="fr2" draw:name="Figura3" text:anchor-type="paragraph" svg:width="17cm" svg:height="2.969cm" draw:z-index="2"><draw:image xlink:href="Pictures/10000000000004A7000000D071ED5A380D4F64D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7T10:34:25.127000000</dc:date>
    <meta:editing-duration>PT5H41M45S</meta:editing-duration>
    <meta:editing-cycles>35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